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" manifest:full-path="Pictures/TablePreview2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12.599cm" style:use-optimal-column-width="false"/>
    </style:style>
    <style:style style:name="co2" style:family="table-column">
      <style:table-column-properties style:column-width="12.6cm" style:use-optimal-column-width="false"/>
    </style:style>
    <style:style style:name="ro1" style:family="table-row">
      <style:table-row-properties style:row-height="0.954cm"/>
    </style:style>
    <style:style style:name="ce1" style:family="table-cell">
      <style:graphic-properties style:repeat="repeat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paragraph-properties style:text-autospace="none"/>
      <style:text-properties fo:font-family="ArialMT" style:font-family-generic="swiss" fo:font-size="30pt" style:font-family-asian="ArialMT" style:font-family-generic-asian="swiss" style:font-size-asian="30pt" style:font-family-complex="ArialMT" style:font-family-generic-complex="swiss" style:font-size-complex="30pt"/>
    </style:style>
    <style:style style:name="P4" style:family="paragraph">
      <style:text-properties fo:font-size="20pt"/>
    </style:style>
    <style:style style:name="P5" style:family="paragraph">
      <style:text-properties fo:font-size="25pt" style:font-size-asian="25pt" style:font-size-complex="25pt"/>
    </style:style>
    <style:style style:name="T1" style:family="text">
      <style:text-properties fo:font-size="30pt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5pt" style:font-size-asian="25pt" style:font-size-complex="2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2.258cm" svg:height="1.428cm" svg:x="2.5cm" svg:y="2.5cm">
          <draw:text-box>
            <text:p><text:span text:style-name="T1">Class Attendance Master</text:span></text:p>
          </draw:text-box>
        </draw:frame>
        <draw:frame draw:style-name="gr1" draw:layer="layout" svg:width="4.833cm" svg:height="2.387cm" svg:x="2.5cm" svg:y="8.945cm">
          <draw:text-box>
            <text:p>Skład zespołu:</text:p>
            <text:p>Konrad Gabara</text:p>
            <text:p>Adam Halicki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Funkcjonalności</text:p>
          </draw:text-box>
        </draw:frame>
        <draw:frame presentation:style-name="pr3" draw:text-style-name="P2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2">scentralizowane zarządzanie obecnością na laboratorium.</text:span></text:p>
              </text:list-item>
              <text:list-item>
                <text:p text:style-name="P2"><text:span text:style-name="T2">wykorzystanie czytników kart w komputerach laboratoryjnych</text:span></text:p>
              </text:list-item>
              <text:list-item>
                <text:p text:style-name="P2"><text:span text:style-name="T2">importowanie/wczytywanie listy studentów</text:span></text:p>
              </text:list-item>
              <text:list-item>
                <text:p text:style-name="P2"><text:span text:style-name="T2">podział ze względu na godziny, przedmiot, laboratoria</text:span></text:p>
              </text:list-item>
              <text:list-item>
                <text:p text:style-name="P2"><text:span text:style-name="T2">eksport danych</text:span></text:p>
              </text:list-item>
              <text:list-item>
                <text:p text:style-name="P2"><text:span text:style-name="T2">ręczne modyfikowanie obecności</text:span></text:p>
                <text:p text:style-name="P2"><text:span text:style-name="T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Dlaczego ten temat</text:p>
          </draw:text-box>
        </draw:frame>
        <draw:frame presentation:style-name="pr3" draw:text-style-name="P1" draw:layer="layout" svg:width="25.199cm" svg:height="13.859cm" svg:x="1.4cm" svg:y="4.914cm" presentation:class="outline">
          <draw:text-box>
            <text:p text:style-name="P3"><text:span text:style-name="T1">Temat wydał nam się ciekawy, wiedza o “Smart Card’ach” mogłaby się nam kiedyś przydać.</text:span></text:p>
            <text:p text:style-name="P3"><text:span text:style-name="T1">Chcieliśmy nauczyć się czegoś nowego, oraz rozszerzyć obecnie posiadaną przez nas wiedzę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echnologie</text:p>
          </draw:text-box>
        </draw:frame>
        <draw:frame presentation:style-name="pr3" draw:layer="layout" svg:width="25.199cm" svg:height="13.859cm" svg:x="1.4cm" svg:y="4.914cm" presentation:class="outline">
          <draw:text-box>
            <text:list text:style-name="L2">
              <text:list-item>
                <text:p>Język C#</text:p>
              </text:list-item>
              <text:list-item>
                <text:p>ASP.NET</text:p>
              </text:list-item>
              <text:list-item>
                <text:p>Windows Form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odział prac<text:tab/></text:p>
          </draw:text-box>
        </draw:frame>
        <draw:frame draw:style-name="standard" draw:layer="layout" svg:width="25.198cm" svg:height="2.918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Student</text:p>
              </table:table-cell>
              <table:table-cell>
                <text:p>Zadanie</text:p>
              </table:table-cell>
            </table:table-row>
            <table:table-row table:style-name="ro1" table:default-cell-style-name="ce1">
              <table:table-cell>
                <text:p>Adam Halicki</text:p>
              </table:table-cell>
              <table:table-cell>
                <text:p>Baza danych, aplikacja web</text:p>
              </table:table-cell>
            </table:table-row>
            <table:table-row table:style-name="ro1" table:default-cell-style-name="ce1">
              <table:table-cell>
                <text:p>Konrad Gabara</text:p>
              </table:table-cell>
              <table:table-cell>
                <text:p>Aplikacja desktopowa, aplikacja web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Wstępny szkic harmonogramu</text:p>
          </draw:text-box>
        </draw:frame>
        <draw:frame draw:style-name="standard" draw:layer="layout" svg:width="25.198cm" svg:height="8.946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>Data</text:p>
              </table:table-cell>
              <table:table-cell>
                <text:p>Zadanie</text:p>
              </table:table-cell>
            </table:table-row>
            <table:table-row table:style-name="ro1" table:default-cell-style-name="ce1">
              <table:table-cell>
                <text:p>16.03</text:p>
              </table:table-cell>
              <table:table-cell>
                <text:p>Założenia, Podział obowiązków</text:p>
              </table:table-cell>
            </table:table-row>
            <table:table-row table:style-name="ro1" table:default-cell-style-name="ce1">
              <table:table-cell>
                <text:p>30.03</text:p>
              </table:table-cell>
              <table:table-cell>
                <text:p>Szkic aplikacji</text:p>
              </table:table-cell>
            </table:table-row>
            <table:table-row table:style-name="ro1" table:default-cell-style-name="ce1">
              <table:table-cell>
                <text:p>13.04</text:p>
              </table:table-cell>
              <table:table-cell>
                <text:p>Stworzenie BD, zaprojektowanie funkcjonalności</text:p>
              </table:table-cell>
            </table:table-row>
            <table:table-row table:style-name="ro1" table:default-cell-style-name="ce1">
              <table:table-cell>
                <text:p>27.04</text:p>
              </table:table-cell>
              <table:table-cell>
                <text:p>Połączenie BD z aplikacją, implementacja pozostałych funkcjonalności</text:p>
              </table:table-cell>
            </table:table-row>
            <table:table-row table:style-name="ro1" table:default-cell-style-name="ce1">
              <table:table-cell>
                <text:p>11.05</text:p>
              </table:table-cell>
              <table:table-cell>
                <text:p>Prace wykończeniowe, testy, dopracowanie GUI</text:p>
              </table:table-cell>
            </table:table-row>
            <table:table-row table:style-name="ro1" table:default-cell-style-name="ce1">
              <table:table-cell>
                <text:p>25.05</text:p>
              </table:table-cell>
              <table:table-cell>
                <text:p>Oddanie pracy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text-style-name="P5" draw:layer="layout" svg:width="25.199cm" svg:height="13.859cm" svg:x="1.4cm" svg:y="4.914cm" presentation:class="outline">
          <draw:text-box>
            <text:list text:style-name="L2">
              <text:list-item>
                <text:p text:style-name="P5"><text:span text:style-name="T3">Repozytorium GitHub</text:span></text:p>
                <text:p text:style-name="P5"><text:span text:style-name="T3">https://github.com/arg3s/ClassAttendanceMaste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3M9S</meta:editing-duration>
    <meta:editing-cycles>4</meta:editing-cycles>
    <meta:generator>OpenOffice/4.1.3$Win32 OpenOffice.org_project/413m1$Build-9783</meta:generator>
    <dc:date>2017-03-16T15:57:55.36</dc:date>
    <dc:creator>Konrad Gabara</dc:creator>
    <meta:document-statistic meta:object-count="49"/>
  </office:meta>
</office:document-meta>
</file>